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201000000720000002AB698BB41.png"/>
  <manifest:file-entry manifest:media-type="image/png" manifest:full-path="Pictures/10000000000000A40000003489996C4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P1" style:family="paragraph" style:parent-style-name="Text_20_body">
      <style:text-properties style:font-name="Verdana" fo:font-size="8pt" fo:font-style="normal"/>
    </style:style>
    <style:style style:name="P2" style:family="paragraph" style:parent-style-name="Heading_20_1" style:master-page-name="">
      <style:paragraph-properties fo:break-before="auto" fo:break-after="auto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Contents_20_1">
      <style:paragraph-properties>
        <style:tab-stops>
          <style:tab-stop style:position="17.6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.2cm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16.70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2" fo:column-gap="0.497cm">
          <style:column-sep style:width="0.002cm" style:color="#000000" style:height="100%"/>
          <style:column style:rel-width="32767*" fo:start-indent="0cm" fo:end-indent="0.249cm"/>
          <style:column style:rel-width="32768*" fo:start-indent="0.24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h text:style-name="P2" text:outline-level="1"><text:title>dkd_tools</text:title></text:h>
      <text:p text:style-name="P3">Extension Key: <text:span text:style-name="T1"><text:title>dkd_tools</text:title></text:span></text:p>
      <text:p text:style-name="P3">Copyright 2005, <text:user-defined text:name="Info 3">Andreas Otto</text:user-defined>, &lt;<text:user-defined text:name="Info 2">andreas.otto@dkd.de</text:user-defined>&gt;</text:p>
      <text:p text:style-name="P3"/>
      <text:p text:style-name="P3">This document is published under the Open Content License</text:p>
      <text:p text:style-name="P3">available from http://www.opencontent.org/opl.shtml</text:p>
      <text:p text:style-name="P3"/>
      <text:p text:style-name="P3">The content of this document is related to TYPO3 </text:p>
      <text:p text:style-name="P3">- a GNU/GPL CMS/Framework available from www.typo3.com</text:p>
      <text:p text:style-name="P3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">dkd_tools<text:tab/>1</text:p>
          <text:p text:style-name="P5">Introduction<text:tab/>1</text:p>
          <text:p text:style-name="P6">What does it do?<text:tab/>1</text:p>
          <text:p text:style-name="P6">Screenshots<text:tab/>1</text:p>
          <text:p text:style-name="P5">Users manual<text:tab/>1</text:p>
          <text:p text:style-name="P5">Adminstration<text:tab/>1</text:p>
          <text:p text:style-name="P5">Changelog<text:tab/>1</text:p>
        </text:index-body>
      </text:table-of-content>
      <text:p text:style-name="Text_20_body"/>
      <text:h text:style-name="Heading_20_2" text:outline-level="2">Introduction</text:h>
      <text:h text:style-name="Heading_20_3" text:outline-level="3">What does it do?</text:h>
      <text:p text:style-name="Text_20_body">The “d.k.d Tools” module is a module that appears as main module and groups together modules created by d.k.d Internet Service GmbH.</text:p>
      <text:h text:style-name="Heading_20_3" text:outline-level="3">Screenshots</text:h>
      <text:p text:style-name="Text_20_body">Below is an example where a module is shown below “d.k.d Tools”.</text:p>
      <text:p text:style-name="Text_20_body"/>
      <text:h text:style-name="Heading_20_2" text:outline-level="2"><draw:frame draw:style-name="fr1" draw:name="Grafik1" text:anchor-type="paragraph" svg:width="4.022cm" svg:height="1.482cm" draw:z-index="1"><draw:image xlink:href="Pictures/10000201000000720000002AB698BB41.png" xlink:type="simple" xlink:show="embed" xlink:actuate="onLoad"/></draw:frame>Users manual</text:h>
      <text:p text:style-name="Text_20_body">After the module has been installed and configured the module will appear as “d.k.d Tools”.</text:p>
      <text:h text:style-name="Heading_20_2" text:outline-level="2">Adminstration</text:h>
      <text:p text:style-name="Text_20_body">Just install the extension.</text:p>
      <text:h text:style-name="Heading_20_2" text:outline-level="2">Changelog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Cumberland AMT" svg:font-family="'Cumberland AMT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Arial Narrow" svg:font-family="'Arial Narrow'" style:font-adornments="Bold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Thorndale" fo:font-size="12pt" fo:language="en" fo:country="US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>
        <style:tab-stops>
          <style:tab-stop style:position="1.499cm"/>
        </style:tab-stops>
      </style:paragraph-properties>
      <style:text-properties fo:color="#000000" style:font-name="Arial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Text_20_body" style:class="text" style:default-outline-level="1">
      <style:paragraph-properties fo:margin-top="2cm" fo:margin-bottom="1cm" fo:text-align="center" style:justify-single-word="false" fo:break-before="page" fo:background-color="transparent">
        <style:tab-stops/>
        <style:background-image/>
      </style:paragraph-properties>
      <style:text-properties fo:color="#666666" style:font-name="Arial Narrow" fo:font-size="28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Standard" style:next-style-name="Text_20_body" style:class="text" style:default-outline-level="2">
      <style:paragraph-properties fo:margin-top="0.499cm" fo:margin-bottom="0cm" fo:text-align="start" style:justify-single-word="false" fo:keep-with-next="always"/>
      <style:text-properties fo:color="#666666" style:font-name="Arial Narrow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class="text" style:default-outline-level="3">
      <style:paragraph-properties fo:margin-top="0.4cm" fo:margin-bottom="0cm" fo:text-align="start" style:justify-single-word="false" fo:keep-with-next="always"/>
      <style:text-properties fo:color="#4c4c4c" style:font-name="Arial Narrow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2" style:next-style-name="Text_20_body" style:class="text">
      <style:paragraph-properties fo:text-align="start" style:justify-single-word="false"/>
      <style:text-properties fo:color="#333366" style:font-name="Arial1" fo:font-size="11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2" style:next-style-name="Text_20_body" style:class="text">
      <style:paragraph-properties fo:text-align="start" style:justify-single-word="false"/>
      <style:text-properties fo:color="#b84747" style:font-name="Arial1" fo:font-size="11pt" fo:font-style="normal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85%" fo:font-weight="bold"/>
    </style:style>
    <style:style style:name="Footer" style:family="paragraph" style:parent-style-name="Text_20_body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variant="normal" fo:text-transform="none" fo:font-size="8pt" fo:font-weight="bold"/>
    </style:style>
    <style:style style:name="Table_20_Contents" style:display-name="Table Contents" style:family="paragraph" style:parent-style-name="Text_20_body" style:class="extra">
      <style:paragraph-properties fo:margin-top="0cm" fo:margin-bottom="0cm" fo:background-color="transparent" text:number-lines="false" text:line-number="0">
        <style:background-image/>
      </style:paragraph-properties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e6e6e6" text:number-lines="false" text:line-number="0">
        <style:background-image/>
      </style:paragraph-properties>
      <style:text-properties style:font-name="Arial Narrow" fo:font-size="9pt" fo:font-style="normal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color="#800000" style:font-name="Verdana1"/>
    </style:style>
    <style:style style:name="Contents_20_Heading" style:display-name="Contents Heading" style:family="paragraph" style:parent-style-name="Heading_20_2" style:class="index">
      <style:paragraph-properties fo:margin-left="0cm" fo:margin-right="0cm" fo:text-indent="0cm" style:auto-text-indent="false" text:number-lines="false" text:line-number="0"/>
      <style:text-properties fo:color="#000000" style:font-name="Arial Narrow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7.701cm" style:type="right" style:leader-style="dotted" style:leader-text="."/>
        </style:tab-stops>
      </style:paragraph-properties>
      <style:text-properties fo:color="#000000" style:font-name="Arial1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201cm" style:type="right" style:leader-style="dotted" style:leader-text="."/>
        </style:tab-stops>
      </style:paragraph-properties>
      <style:text-properties fo:color="#000000" style:font-name="Arial1" fo:font-size="9pt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fo:color="#000000" style:font-name="Arial" fo:font-size="9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2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7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2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7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20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7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2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>
        <style:tab-stops>
          <style:tab-stop style:position="1cm"/>
          <style:tab-stop style:position="2cm"/>
          <style:tab-stop style:position="3cm"/>
          <style:tab-stop style:position="4.001cm"/>
        </style:tab-stops>
      </style:paragraph-properties>
      <style:text-properties fo:color="#333366" style:font-name="Cumberland" fo:font-size="8pt" style:font-name-asian="Cumberland" style:font-size-asian="10pt" style:font-name-complex="Cumberland" style:font-size-complex="10pt"/>
    </style:style>
    <style:style style:name="Table_20_Contents_2f_PRE" style:display-name="Table Contents/PRE" style:family="paragraph" style:parent-style-name="Preformatted_20_Text">
      <style:text-properties fo:font-size="8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Source_20_Text" style:display-name="Source Text" style:family="text">
      <style:text-properties style:font-name="Cumberland AMT" style:font-name-asian="Cumberland AMT" style:font-name-complex="Cumberland AM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fo:font-weight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99%" draw:color-mode="standard"/>
    </style:style>
    <style:page-layout style:name="pm1">
      <style:page-layout-properties fo:page-width="20.999cm" fo:page-height="29.699cm" style:num-format="1" style:print-orientation="portrait" fo:margin-top="1.799cm" fo:margin-bottom="0.49cm" fo:margin-left="2cm" fo:margin-right="1.3cm" fo:background-color="#ffffff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><draw:frame draw:style-name="fr1" draw:name="Graphic1" text:anchor-type="paragraph" svg:x="0.028cm" svg:width="2.708cm" svg:height="0.855cm" draw:z-index="0"><draw:image xlink:href="Pictures/10000000000000A40000003489996C42.png" xlink:type="simple" xlink:show="embed" xlink:actuate="onLoad"/></draw:frame><text:title>dkd_tools</text:title> - <text:page-number text:select-page="current">1</text:page-number></text:p>
        <text:p text:style-name="P2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-pre$Linux OpenOffice.org_project/680$Build-8825</meta:generator>
    <dc:title>dkd_tools</dc:title>
    <meta:initial-creator>Andreas Otto</meta:initial-creator>
    <meta:creation-date>2005-10-31T07:51:40</meta:creation-date>
    <dc:creator>Andreas Otto</dc:creator>
    <dc:date>2005-11-02T12:04:42</dc:date>
    <dc:language>en-US</dc:language>
    <meta:editing-cycles>33</meta:editing-cycles>
    <meta:editing-duration>PT2H23M34S</meta:editing-duration>
    <meta:user-defined meta:name="Info 1">dkd_tools</meta:user-defined>
    <meta:user-defined meta:name="Info 2">andreas.otto@dkd.de</meta:user-defined>
    <meta:user-defined meta:name="Info 3">Andreas Otto</meta:user-defined>
    <meta:user-defined meta:name="Info 4"/>
    <meta:document-statistic meta:table-count="0" meta:image-count="2" meta:object-count="0" meta:page-count="1" meta:paragraph-count="26" meta:word-count="121" meta:character-count="755"/>
  </office:meta>
</office:document-meta>
</file>